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e6f81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39607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40d76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91307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CabecalhoTabela">
      <style:paragraph-properties style:snap-to-layout-grid="false"/>
    </style:style>
    <style:style style:name="P17" style:family="paragraph" style:parent-style-name="CabecalhoTabela">
      <style:paragraph-properties style:snap-to-layout-grid="false"/>
      <style:text-properties officeooo:paragraph-rsid="0002101b"/>
    </style:style>
    <style:style style:name="P18" style:family="paragraph" style:parent-style-name="Texto_20_tabela">
      <style:paragraph-properties fo:text-align="center" style:justify-single-word="false" style:snap-to-layout-grid="false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163b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139607" officeooo:paragraph-rsid="00139607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91307" officeooo:paragraph-rsid="00191307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4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8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c44b0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2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39607" officeooo:paragraph-rsid="00139607"/>
    </style:style>
    <style:style style:name="P34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91307" officeooo:paragraph-rsid="00191307"/>
    </style:style>
    <style:style style:name="P35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40d76" officeooo:paragraph-rsid="00140d7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0be11a" officeooo:paragraph-rsid="00140d76" style:letter-kerning="true" style:font-name-asian="Times New Roman" style:font-size-asian="11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4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normal" officeooo:paragraph-rsid="001c44b0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39607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1c44b0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font-size="11pt" fo:language="pt" fo:country="BR" officeooo:rsid="00433bb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3" style:family="text">
      <style:text-properties style:use-window-font-color="true" style:font-name="Arial" fo:font-size="11pt" fo:language="pt" fo:country="BR" fo:font-weight="bold" officeooo:rsid="0049b128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14" style:family="text">
      <style:text-properties style:use-window-font-color="true" style:font-name="Arial" fo:font-size="11pt" fo:language="pt" fo:country="BR" fo:font-weight="bold" officeooo:rsid="00433bbd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15" style:family="text">
      <style:text-properties style:use-window-font-color="true" style:font-name="Arial1" fo:font-size="11pt" fo:language="pt" fo:country="BR" fo:font-weight="bold" officeooo:rsid="0049b128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16" style:family="text">
      <style:text-properties style:use-window-font-color="true" style:font-name="Arial1" fo:font-size="11pt" fo:language="pt" fo:country="BR" fo:font-weight="bold" officeooo:rsid="0044c97e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17" style:family="text">
      <style:text-properties style:use-window-font-color="true" style:font-name="Arial1" fo:font-size="11pt" fo:language="pt" fo:country="BR" fo:font-weight="bold" officeooo:rsid="001c44b0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18" style:family="text">
      <style:text-properties style:use-window-font-color="true" style:font-name="Arial1" fo:font-size="10pt" fo:language="pt" fo:country="BR" officeooo:rsid="0049b128" style:letter-kerning="true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19" style:family="text">
      <style:text-properties fo:font-size="11pt" style:font-name-asian="Times New Roman" style:font-size-asian="11pt"/>
    </style:style>
    <style:style style:name="T20" style:family="text">
      <style:text-properties fo:font-size="11pt" officeooo:rsid="00023a1f" style:font-name-asian="Times New Roman" style:font-size-asian="11pt" style:font-size-complex="11pt"/>
    </style:style>
    <style:style style:name="T21" style:family="text">
      <style:text-properties fo:font-size="10pt" style:font-name-asian="Times New Roman" style:font-size-asian="10pt"/>
    </style:style>
    <style:style style:name="T22" style:family="text">
      <style:text-properties fo:font-size="10pt" officeooo:rsid="004b5cce" style:font-name-asian="Times New Roman" style:font-size-asian="10pt"/>
    </style:style>
    <style:style style:name="T23" style:family="text">
      <style:text-properties fo:font-size="10pt" officeooo:rsid="0007aab8" style:font-name-asian="Times New Roman" style:font-size-asian="10pt"/>
    </style:style>
    <style:style style:name="T24" style:family="text">
      <style:text-properties fo:font-size="10pt" style:font-size-asian="8.75pt" style:font-size-complex="10pt"/>
    </style:style>
    <style:style style:name="T25" style:family="text">
      <style:text-properties officeooo:rsid="000d352d"/>
    </style:style>
    <style:style style:name="T26" style:family="text">
      <style:text-properties style:font-name-asian="Arial"/>
    </style:style>
    <style:style style:name="T27" style:family="text">
      <style:text-properties officeooo:rsid="0012ec50"/>
    </style:style>
    <style:style style:name="T28" style:family="text">
      <style:text-properties officeooo:rsid="0013163b"/>
    </style:style>
    <style:style style:name="T29" style:family="text">
      <style:text-properties officeooo:rsid="00139607"/>
    </style:style>
    <style:style style:name="T30" style:family="text">
      <style:text-properties officeooo:rsid="00140d76"/>
    </style:style>
    <style:style style:name="T31" style:family="text">
      <style:text-properties officeooo:rsid="00165696"/>
    </style:style>
    <style:style style:name="T32" style:family="text">
      <style:text-properties officeooo:rsid="00178e37"/>
    </style:style>
    <style:style style:name="T33" style:family="text">
      <style:text-properties officeooo:rsid="00191307"/>
    </style:style>
    <style:style style:name="T34" style:family="text">
      <style:text-properties officeooo:rsid="001c44b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6">GRH</text:span> – Gestão de <text:span text:style-name="T6">Recursos Humanos</text:span></text:p>
      <text:p text:style-name="P10"/>
      <text:p text:style-name="P8">Documento de Especificação de Caso de Uso</text:p>
      <text:p text:style-name="P8"/>
      <text:p text:style-name="P9">UC<text:span text:style-name="T28">20</text:span> – <text:span text:style-name="T28">Aprovar Frequências Submetidas</text:span></text:p>
      <text:p text:style-name="P11"/>
      <text:p text:style-name="P11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7">Responsável</text:p>
          </table:table-cell>
          <table:table-cell table:style-name="Tabela1.D1" office:value-type="string">
            <text:p text:style-name="P16">Alteração</text:p>
          </table:table-cell>
        </table:table-row>
        <table:table-row table:style-name="Tabela1.1">
          <table:table-cell table:style-name="Tabela1.A1" office:value-type="string">
            <text:p text:style-name="P18"><text:span text:style-name="T28">20/05</text:span>/201<text:span text:style-name="T25">5</text:span></text:p>
          </table:table-cell>
          <table:table-cell table:style-name="Tabela1.A1" office:value-type="string">
            <text:p text:style-name="P18">1.0</text:p>
          </table:table-cell>
          <table:table-cell table:style-name="Tabela1.A1" office:value-type="string">
            <text:p text:style-name="P19">Beatriz Brito do Rêgo</text:p>
          </table:table-cell>
          <table:table-cell table:style-name="Tabela1.D1" office:value-type="string">
            <text:p text:style-name="P32">Criação<text:span text:style-name="Fonte_20_parág._20_padrão"><text:span text:style-name="T26"> </text:span></text:span>do<text:span text:style-name="Fonte_20_parág._20_padrão"><text:span text:style-name="T26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20">26/05/2015</text:p>
          </table:table-cell>
          <table:table-cell table:style-name="Tabela1.A3" office:value-type="string">
            <text:p text:style-name="P20">1.5</text:p>
          </table:table-cell>
          <table:table-cell table:style-name="Tabela1.A3" office:value-type="string">
            <text:p text:style-name="P20">Beatriz Brito do Rêgo</text:p>
          </table:table-cell>
          <table:table-cell table:style-name="Tabela1.D3" office:value-type="string">
            <text:p text:style-name="P33">Atualização do Documento</text:p>
          </table:table-cell>
        </table:table-row>
        <table:table-row table:style-name="Tabela1.1">
          <table:table-cell table:style-name="Tabela1.A3" office:value-type="string">
            <text:p text:style-name="P21">09/11/2015</text:p>
          </table:table-cell>
          <table:table-cell table:style-name="Tabela1.A3" office:value-type="string">
            <text:p text:style-name="P21">1.6</text:p>
          </table:table-cell>
          <table:table-cell table:style-name="Tabela1.A3" office:value-type="string">
            <text:p text:style-name="P21">Beatriz Brito do Rêgo</text:p>
          </table:table-cell>
          <table:table-cell table:style-name="Tabela1.D3" office:value-type="string">
            <text:p text:style-name="P34">Revisão do Documento</text:p>
          </table:table-cell>
        </table:table-row>
      </table:table>
      <text:section text:style-name="Sect1" text:name="Seção1">
        <text:list xml:id="list8693691084838356158" text:style-name="WW8Num2">
          <text:list-item>
            <text:h text:style-name="P23" text:outline-level="1"><text:bookmark-start text:name="_Ref439573339"/><text:bookmark-start text:name="_Ref418497390"/>CASOS DE USO: <text:span text:style-name="T28">APROVAR FREQUÊNCIA SUBMETIDAS</text:span></text:h>
            <text:list>
              <text:list-item>
                <text:h text:style-name="P25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2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10">supervisor</text:span></text:span><text:span text:style-name="Fonte_20_parág._20_padrão"><text:span text:style-name="T9"> aprova as frequências submetidas pelos estagiários.</text:span></text:span></text:p>
        <text:list xml:id="list83235022792472" text:continue-numbering="true" text:style-name="WW8Num2">
          <text:list-item>
            <text:list>
              <text:list-item>
                <text:h text:style-name="P26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34">Supervisor.</text:span></text:p>
        <text:list xml:id="list83235461650424" text:continue-numbering="true" text:style-name="WW8Num2">
          <text:list-item>
            <text:list>
              <text:list-item>
                <text:h text:style-name="P26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9"><text:bookmark-end text:name="_Ref88992566"/>1.<text:tab/><text:span text:style-name="T34">Supervisor seleciona a opção de frequência.</text:span></text:p>
        <text:p text:style-name="P29">2.<text:tab/><text:span text:style-name="T34">Supervisor escolhe turma </text:span></text:p>
        <text:p text:style-name="P7">3.<text:tab/>Sistema lista todos <text:span text:style-name="T33">os</text:span> nomes dos estagiários referentes a turma selecionada <text:span text:style-name="T33">junto <text:tab/><text:tab/><text:tab/>com observação e status da frequência, referente a data do dia atual.</text:span></text:p>
        <text:p text:style-name="P7"><text:tab/>- <text:span text:style-name="T33">As observações inseridas pelo coordenador são vistas pelos estagiários</text:span></text:p>
        <text:p text:style-name="P29"><text:tab/>- <text:span text:style-name="T34">Supervisor pode visualizar frequência de qualquer dia que desejar.</text:span></text:p>
        <text:p text:style-name="P29"><text:tab/>- <text:span text:style-name="T34">Supervisor pode modificar o status da frequência para os valores: </text:span>falta, <text:span text:style-name="T31">atraso</text:span>, <text:tab/><text:tab/><text:tab/>abonado, presente, feriado.</text:p>
        <text:p text:style-name="P2"><text:tab/>- <text:span text:style-name="T31">Cada atraso equivale a meia falta, ao completar dois atrasos <text:s/>o coordenador terá a <text:tab/><text:tab/><text:tab/>opção de lançar data de reposição. </text:span></text:p>
        <text:p text:style-name="P29"><text:span text:style-name="T27">4.</text:span><text:tab/><text:span text:style-name="T34">Supervisor seleciona a opção “Aprovar Frequências Submetidas”.</text:span></text:p>
        <text:p text:style-name="P5"><text:span text:style-name="T27">5.</text:span><text:tab/><text:span text:style-name="T29">Sistema informa que operação foi realizada com sucesso.</text:span><text:span text:style-name="T11"> </text:span></text:p>
        <text:list xml:id="list83236257364099" text:continue-numbering="true" text:style-name="WW8Num2">
          <text:list-item>
            <text:list>
              <text:list-item>
                <text:h text:style-name="P27" text:outline-level="2"><text:soft-page-break/>Fluxos Alternativos </text:h>
              </text:list-item>
            </text:list>
          </text:list-item>
        </text:list>
        <text:p text:style-name="P40"><text:span text:style-name="T12"><text:tab/>1.4.1 </text:span><text:span text:style-name="T13">Fluxo:</text:span><text:span text:style-name="T15"> </text:span><text:span text:style-name="T17">Supervisor pesquisa individualmente</text:span><text:span text:style-name="T16"> </text:span><text:span text:style-name="T18">(</text:span><text:span text:style-name="T14">Passo </text:span><text:span text:style-name="T13">3)</text:span></text:p>
        <text:p text:style-name="P3">1.<text:tab/><text:span text:style-name="T34">Supervisor digita no campo busca o nome do estagiário que deseja efetuar a busca.</text:span></text:p>
        <text:p text:style-name="P29">2.<text:tab/><text:span text:style-name="T30">Sistema lista a frequência do estagiário referente a pesquisa com as informações <text:tab/><text:tab/><text:tab/>de dias de frequência (datas normais e de reposição), observações, status e horário <text:tab/><text:tab/><text:tab/>que o estagiário lança a frequência.</text:span></text:p>
        <text:p text:style-name="P6">3.<text:tab/><text:span text:style-name="T34">Caso de uso encerrado</text:span></text:p>
        <text:p text:style-name="P4"/>
        <text:p text:style-name="P15">1.6<text:tab/>Fluxos de Exceção</text:p>
        <text:p text:style-name="P15"><text:tab/><text:span text:style-name="T24">Não se aplica</text:span></text:p>
        <text:p text:style-name="P12"/>
        <text:list xml:id="list2589674467134825846" text:style-name="L1">
          <text:list-header>
            <text:p text:style-name="P36"><text:span text:style-name="T22">1.</text:span><text:span text:style-name="T23">7</text:span><text:span text:style-name="T20"> <text:tab/>Pré-Condições</text:span></text:p>
          </text:list-header>
        </text:list>
        <text:p text:style-name="P14">Usuário Autenticado</text:p>
        <text:p text:style-name="P14">Para que o caso de uso seja iniciado é necessário que o usuário esteja autenticando no sistema e possua permissão de acesso a esta funcionalidade</text:p>
        <text:p text:style-name="P13"/>
        <text:list xml:id="list83234966636106" text:continue-numbering="true" text:style-name="L1">
          <text:list-header>
            <text:p text:style-name="P37"><text:span text:style-name="T21">1.</text:span><text:span text:style-name="T23">8</text:span><text:span text:style-name="T21"> </text:span><text:span text:style-name="T19"><text:tab/>Pós-Condições</text:span></text:p>
            <text:p text:style-name="P38">Informações salvas no banco de dados.</text:p>
          </text:list-header>
        </text:list>
        <text:list xml:id="list83236601990684" text:continue-list="list83236257364099" text:style-name="WW8Num2">
          <text:list-item>
            <text:h text:style-name="P24" text:outline-level="1">Relacionamento<text:span text:style-name="Fonte_20_parág._20_padrão"><text:span text:style-name="T26"> </text:span></text:span>com<text:span text:style-name="Fonte_20_parág._20_padrão"><text:span text:style-name="T26"> </text:span></text:span>Outros<text:span text:style-name="Fonte_20_parág._20_padrão"><text:span text:style-name="T26"> </text:span></text:span>Casos<text:span text:style-name="Fonte_20_parág._20_padrão"><text:span text:style-name="T26"> </text:span></text:span>de<text:span text:style-name="Fonte_20_parág._20_padrão"><text:span text:style-name="T26"> </text:span></text:span>Uso</text:h>
          </text:list-item>
        </text:list>
        <text:list xml:id="list83236726695001" text:continue-list="list83234966636106" text:style-name="L1">
          <text:list-header>
            <text:p text:style-name="P39"><text:span text:style-name="T30">Para aprovar frequência o caso de uso </text:span>UC0<text:span text:style-name="T30">9-Realizar Frequência precisa ter sido realizado.</text:span></text:p>
          </text:list-header>
        </text:list>
        <text:list xml:id="list83236870418388" text:continue-list="list83236601990684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0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83235621447833" text:continue-numbering="true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1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11T08:32:34.683536319</dc:date>
    <meta:print-date>2007-05-07T23:41:00</meta:print-date>
    <meta:editing-cycles>23</meta:editing-cycles>
    <meta:editing-duration>PT1H21M24S</meta:editing-duration>
    <meta:generator>LibreOffice/4.2.7.2$Linux_X86_64 LibreOffice_project/420m0$Build-2</meta:generator>
    <meta:document-statistic meta:table-count="1" meta:image-count="2" meta:object-count="0" meta:page-count="2" meta:paragraph-count="53" meta:word-count="336" meta:character-count="2155" meta:non-whitespace-character-count="1849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